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930000014F20A51D7F.png" manifest:media-type="image/png"/>
  <manifest:file-entry manifest:full-path="Pictures/100002010000025800000032F73CFDAC.png" manifest:media-type="image/png"/>
  <manifest:file-entry manifest:full-path="Pictures/100000000000003200000032F74C677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3333" draw:opacity="90%" draw:textarea-horizontal-align="justify" draw:textarea-vertical-align="middle" draw:auto-grow-height="false" draw:shadow-offset-x="0.203cm" draw:shadow-offset-y="0.203cm" draw:shadow-opacity="90%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subtitle">
      <style:graphic-properties draw:fill-color="#ffffff" fo:min-height="8.1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/>
      <style:text-properties fo:color="#333333" fo:font-size="32pt"/>
    </style:style>
    <style:style style:name="P3" style:family="paragraph">
      <style:text-properties fo:color="#333333" fo:font-family="'Trebuchet MS'" style:font-family-generic="swiss" style:font-pitch="variabl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33"/>
    </style:style>
    <style:style style:name="T3" style:family="text">
      <style:text-properties fo:color="#333333" fo:font-family="'Trebuchet MS'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91cm" svg:height="3.30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1cm" svg:height="5.425cm" svg:x="1.4cm" svg:y="5.98cm" presentation:class="title" presentation:user-transformed="true">
          <draw:text-box>
            <text:p><text:span text:style-name="T1">Rapid</text:span> 3D <text:span text:style-name="T1">inversion</text:span> of gravity and gravity gradient data to <text:span text:style-name="T1">test</text:span><text:line-break/>geologic <text:span text:style-name="T1">hypotheses</text:span></text:p>
          </draw:text-box>
        </draw:frame>
        <draw:frame presentation:style-name="pr2" draw:text-style-name="P2" draw:layer="layout" svg:width="24.631cm" svg:height="8.13cm" svg:x="1.68cm" svg:y="10.505cm" presentation:class="subtitle" presentation:user-transformed="true">
          <draw:text-box>
            <text:p text:style-name="P2"><text:span text:style-name="T2">Leonardo Uieda</text:span></text:p>
            <text:p text:style-name="P2"><text:span text:style-name="T2">Valéria C. F. Barbosa</text:span></text:p>
          </draw:text-box>
        </draw:frame>
        <draw:frame draw:style-name="gr2" draw:text-style-name="P1" draw:layer="layout" svg:width="18.16cm" svg:height="1.576cm" svg:x="0.636cm" svg:y="0.71cm">
          <draw:image xlink:href="Pictures/100002010000025800000032F73CFDAC.png" xlink:type="simple" xlink:show="embed" xlink:actuate="onLoad">
            <text:p/>
          </draw:image>
        </draw:frame>
        <draw:g>
          <draw:frame draw:style-name="gr2" draw:text-style-name="P1" draw:layer="layout" svg:width="2.54cm" svg:height="2.108cm" svg:x="8.193cm" svg:y="17.817cm">
            <draw:image xlink:href="Pictures/10000201000001930000014F20A51D7F.png" xlink:type="simple" xlink:show="embed" xlink:actuate="onLoad">
              <text:p/>
            </draw:image>
          </draw:frame>
          <draw:frame draw:style-name="gr3" draw:text-style-name="P3" draw:layer="layout" svg:width="8.865cm" svg:height="2.215cm" svg:x="10.733cm" svg:y="17.764cm">
            <draw:text-box>
              <text:p text:style-name="P3"><text:span text:style-name="T3">Observatório Nacional</text:span></text:p>
              <text:p text:style-name="P3"><text:span text:style-name="T3">Rio de Janeiro, Brazil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4.63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03200000032F74C6771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0c0c0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Trebuchet MS'" style:font-family-generic="swiss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33333" fo:font-family="'Trebuchet M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33333" fo:font-family="'Trebuchet M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33333" fo:font-family="'Trebuchet M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Trebuchet MS'" style:font-family-generic="swiss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c0c0c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9-24T14:00:45</meta:creation-date>
    <dc:date>2012-09-24T15:00:56</dc:date>
    <dc:creator>Leonardo Uieda</dc:creator>
    <meta:editing-duration>PT38M15S</meta:editing-duration>
    <meta:editing-cycles>8</meta:editing-cycles>
    <meta:generator>LibreOffice/3.5$Linux_X86_64 LibreOffice_project/350m1$Build-2</meta:generator>
    <meta:document-statistic meta:object-count="34"/>
  </office:meta>
</office:document-meta>
</file>